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20c" officeooo:paragraph-rsid="0011920c"/>
    </style:style>
    <style:style style:name="P2" style:family="paragraph" style:parent-style-name="Standard">
      <style:text-properties officeooo:rsid="0011920c" officeooo:paragraph-rsid="00134a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P3806-600BM-G5-24C</text:p>
      <text:p text:style-name="P1"/>
      <text:p text:style-name="P1">/*</text:p>
      <text:p text:style-name="P1"><text:s/>*</text:p>
      <text:p text:style-name="P1"><text:s/>* Ce programe est la premiere version du pendule inverse (mode linearise) </text:p>
      <text:p text:style-name="P1"><text:s/>* Pour le cablage :</text:p>
      <text:p text:style-name="P1"><text:s/>* encodeur 1 (position du chariot) : cable vert =&gt; GPIO21 et cable blanc =&gt; GPIO20)</text:p>
      <text:p text:style-name="P1"><text:s/>* encodeur 2 (angle du pendule) : cable vert =&gt; GPIO19 et cable blanc =&gt; GPIO26)</text:p>
      <text:p text:style-name="P1"><text:s/>* moteur (signal PWM) : fil jaune =&gt; GPIO24</text:p>
      <text:p text:style-name="P1"><text:s/>* moteur (signal DIR) : fil vert =&gt; GPIO16</text:p>
      <text:p text:style-name="P1"><text:s/>* </text:p>
      <text:p text:style-name="P1"><text:s/>* Pour compiler :</text:p>
      <text:p text:style-name="P1"><text:s/>* <text:tab/>gcc -o modeLineaire modeLineaire.c rotary_encoder.c -lpigpio -lrt</text:p>
      <text:p text:style-name="P1"><text:s/>*</text:p>
      <text:p text:style-name="P1"><text:s/>* Pour executer :</text:p>
      <text:p text:style-name="P1"><text:s/>* <text:tab/>sudo ./modeLineaire</text:p>
      <text:p text:style-name="P1"><text:s/>*/</text:p>
      <text:p text:style-name="P1"/>
      <text:p text:style-name="P1">Dimensions:</text:p>
      <text:p text:style-name="P1">0.49 m : longeur</text:p>
      <text:p text:style-name="P1">0.9 m : course chariot</text:p>
      <text:p text:style-name="P2">430gramm chariot</text:p>
      <text:p text:style-name="P2">60gramm pendule</text:p>
      <text:p text:style-name="P1">m: </text:p>
      <text:p text:style-name="P1">pendule</text:p>
      <text:p text:style-name="P1">0 pos_bas</text:p>
      <text:p text:style-name="P1">297 pos-ha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9:57:58.052416378</meta:creation-date>
    <dc:date>2021-01-04T13:16:40.043661837</dc:date>
    <meta:editing-duration>PT2H54M23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25" meta:word-count="112" meta:character-count="619" meta:non-whitespace-character-count="513"/>
  </office:meta>
</office:document-meta>
</file>